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10000025C613DFA4748B0912B.png" manifest:media-type="image/png"/>
  <manifest:file-entry manifest:full-path="Pictures/100000010000026C0000021AB5234879369D08A4.png" manifest:media-type="image/png"/>
  <manifest:file-entry manifest:full-path="Pictures/100000010000026E0000010F0D2849F49EC9A673.png" manifest:media-type="image/png"/>
  <manifest:file-entry manifest:full-path="Pictures/100000010000026D0000023EE4CC26031EF8FA6F.png" manifest:media-type="image/png"/>
  <manifest:file-entry manifest:full-path="Pictures/100000010000027600000237EEC00172CB0FF5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Bild1" text:anchor-type="char" svg:x="0.231cm" svg:y="0.131cm" svg:width="16.538cm" svg:height="15.983cm" draw:z-index="0"><draw:image xlink:href="Pictures/10000001000002710000025C613DFA4748B0912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Bild2" text:anchor-type="char" svg:width="16.406cm" svg:height="14.236cm" draw:z-index="1"><draw:image xlink:href="Pictures/100000010000026C0000021AB5234879369D08A4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1" draw:name="Bild5" text:anchor-type="char" svg:width="16.459cm" svg:height="7.17cm" draw:z-index="4"><draw:image xlink:href="Pictures/100000010000026E0000010F0D2849F49EC9A6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/>
      <text:p text:style-name="Standard"><draw:frame draw:style-name="fr3" draw:name="Bild3" text:anchor-type="char" svg:x="0.284cm" svg:y="0.342cm" svg:width="16.432cm" svg:height="15.189cm" draw:z-index="2"><draw:image xlink:href="Pictures/100000010000026D0000023EE4CC26031EF8FA6F.png" xlink:type="simple" xlink:show="embed" xlink:actuate="onLoad" draw:mime-type="image/png"/></draw:frame></text:p>
      <text:p text:style-name="Standard"><draw:frame draw:style-name="fr2" draw:name="Bild4" text:anchor-type="char" svg:width="16.671cm" svg:height="15.004cm" draw:z-index="3"><draw:image xlink:href="Pictures/100000010000027600000237EEC00172CB0FF5F4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9T06:06:01.196000000</meta:creation-date>
    <meta:print-date>2022-08-19T06:07:37.205000000</meta:print-date>
    <dc:date>2022-08-19T06:10:13.764000000</dc:date>
    <meta:editing-duration>PT4M12S</meta:editing-duration>
    <meta:editing-cycles>1</meta:editing-cycles>
    <meta:document-statistic meta:table-count="0" meta:image-count="5" meta:object-count="0" meta:page-count="9" meta:paragraph-count="0" meta:word-count="0" meta:character-count="0" meta:non-whitespace-character-count="0"/>
    <meta:generator>LibreOffice/7.3.2.2$Windows_X86_64 LibreOffice_project/49f2b1bff42cfccbd8f788c8dc32c1c309559be0</meta:generator>
  </office:meta>
</office:document-meta>
</file>